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9000000C889719DC4CFA6F9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4.9cm" draw:z-index="0"><draw:image xlink:href="Pictures/1000020100000359000000C889719DC4CFA6F9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7:50:45.188968292</meta:creation-date>
    <dc:date>2016-06-05T17:53:08.121602363</dc:date>
    <meta:editing-duration>PT2M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3.2$Linux_X86_64 LibreOffice_project/10m0$Build-2</meta:generator>
  </office:meta>
</office:document-meta>
</file>